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4cm" fo:min-width="0.3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2cm" fo:min-width="0cm"/>
    </style:style>
    <style:style style:name="gr21" style:family="graphic" style:parent-style-name="objectwithoutfill">
      <style:graphic-properties draw:marker-end="Arrowheads_20_3" draw:fill="none" draw:textarea-vertical-align="middle"/>
    </style:style>
    <style:style style:name="gr22" style:family="graphic" style:parent-style-name="standard">
      <style:graphic-properties svg:stroke-width="0.051cm" svg:stroke-color="#00b8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1cm" fo:min-width="0.1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1cm" fo:min-width="0.202cm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standard">
      <style:graphic-properties svg:stroke-color="#808080" draw:marker-start-width="0.352cm" draw:marker-end-width="0.352cm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3" style:family="graphic" style:parent-style-name="standard">
      <style:graphic-properties svg:stroke-width="0.051cm" svg:stroke-color="#47b8b8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justify"/>
      <style:text-properties fo:color="#000000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text-align="center"/>
      <style:text-properties fo:font-size="8pt" style:font-size-asian="6pt" style:font-size-complex="6pt"/>
    </style:style>
    <style:style style:name="P16" style:family="paragraph">
      <style:paragraph-properties fo:text-align="center"/>
      <style:text-properties fo:color="#ff6633" fo:font-size="6pt" style:font-size-asian="6pt" style:font-size-complex="6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size="8pt" fo:font-weight="bold" style:font-size-asian="6pt" style:font-weight-asian="bold" style:font-size-complex="6pt" style:font-weight-complex="bold"/>
    </style:style>
    <style:style style:name="P19" style:family="paragraph"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1536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2048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6cm" svg:y="10.7cm">
          <draw:text-box>
            <text:p><text:span text:style-name="T1">BP</text:span></text:p>
          </draw:text-box>
        </draw:frame>
        <draw:frame draw:style-name="gr2" draw:text-style-name="P2" draw:layer="layout" svg:width="1.112cm" svg:height="0.763cm" svg:x="8.588cm" svg:y="7.463cm">
          <draw:text-box>
            <text:p><text:span text:style-name="T1">SP</text:span></text:p>
          </draw:text-box>
        </draw:frame>
        <draw:line draw:style-name="gr4" draw:text-style-name="P1" draw:layer="layout" svg:x1="8.7cm" svg:y1="7.826cm" svg:x2="7.5cm" svg:y2="7.826cm">
          <text:p/>
        </draw:line>
        <draw:frame draw:style-name="gr5" draw:text-style-name="P3" draw:layer="layout" svg:width="4.8cm" svg:height="1.039cm" svg:x="2.8cm" svg:y="8.463cm">
          <draw:text-box>
            <text:p text:style-name="P1"><text:span text:style-name="T2">Activation Record of the CALLEE function</text:span></text:p>
          </draw:text-box>
        </draw:frame>
        <draw:custom-shape draw:style-name="gr6" draw:text-style-name="P1" draw:layer="layout" svg:width="4.6cm" svg:height="3cm" svg:x="2.6cm" svg:y="11.46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cm" svg:height="1.039cm" svg:x="2.9cm" svg:y="12.4cm">
          <draw:text-box>
            <text:p text:style-name="P1"><text:span text:style-name="T2">Activation Record of the CALLER function</text:span></text:p>
          </draw:text-box>
        </draw:frame>
        <draw:custom-shape draw:style-name="gr6" draw:text-style-name="P1" draw:layer="layout" svg:width="4.6cm" svg:height="7.6cm" svg:x="11.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7.2cm" svg:y1="11.463cm" svg:x2="11.4cm" svg:y2="8cm">
          <text:p/>
        </draw:line>
        <draw:line draw:style-name="gr7" draw:text-style-name="P1" draw:layer="layout" svg:x1="7.182cm" svg:y1="14.463cm" svg:x2="11.4cm" svg:y2="15.6cm">
          <text:p/>
        </draw:line>
        <draw:line draw:style-name="gr4" draw:text-style-name="P1" draw:layer="layout" svg:x1="8.7cm" svg:y1="11.1cm" svg:x2="7.5cm" svg:y2="11.1cm">
          <text:p/>
        </draw:line>
        <draw:line draw:style-name="gr8" draw:text-style-name="P1" draw:layer="layout" svg:x1="11.4cm" svg:y1="9.33cm" svg:x2="16cm" svg:y2="9.33cm">
          <text:p/>
        </draw:line>
        <draw:line draw:style-name="gr8" draw:text-style-name="P1" draw:layer="layout" svg:x1="11.4cm" svg:y1="10.66cm" svg:x2="16cm" svg:y2="10.66cm">
          <text:p/>
        </draw:line>
        <draw:line draw:style-name="gr8" draw:text-style-name="P1" draw:layer="layout" svg:x1="11.4cm" svg:y1="8.665cm" svg:x2="16cm" svg:y2="8.665cm">
          <text:p/>
        </draw:line>
        <draw:line draw:style-name="gr8" draw:text-style-name="P1" draw:layer="layout" svg:x1="11.4cm" svg:y1="12.37cm" svg:x2="16cm" svg:y2="12.37cm">
          <text:p/>
        </draw:line>
        <draw:frame draw:style-name="gr9" draw:text-style-name="P4" draw:layer="layout" svg:width="0.951cm" svg:height="1.827cm" svg:x="13.249cm" svg:y="10.66cm">
          <draw:text-box>
            <text:p><text:span text:style-name="T2">R0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k</text:span></text:p>
          </draw:text-box>
        </draw:frame>
        <draw:frame draw:style-name="gr10" draw:text-style-name="P4" draw:layer="layout" svg:width="3.8cm" svg:height="1.433cm" svg:x="12.4cm" svg:y="9.304cm">
          <draw:text-box>
            <text:p><text:span text:style-name="T2">ARGUMENT_1</text:span></text:p>
            <text:p><text:span text:style-name="T2">.</text:span></text:p>
            <text:p><text:span text:style-name="T2">ARGUMENT_n</text:span></text:p>
          </draw:text-box>
        </draw:frame>
        <draw:frame draw:style-name="gr11" draw:text-style-name="P4" draw:layer="layout" svg:width="3.186cm" svg:height="0.645cm" svg:x="12.289cm" svg:y="8.729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3.9cm" svg:y="10.818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4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6cm" svg:y="8.57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0.8cm" svg:x2="7.2cm" svg:y2="10.8cm">
          <text:p/>
        </draw:line>
        <draw:frame draw:style-name="gr11" draw:text-style-name="P4" draw:layer="layout" svg:width="4.4cm" svg:height="0.645cm" svg:x="12cm" svg:y="8.084cm">
          <draw:text-box>
            <text:p><text:span text:style-name="T2">RETURN ADDRESS</text:span></text:p>
          </draw:text-box>
        </draw:frame>
        <draw:frame draw:style-name="gr2" draw:text-style-name="P3" draw:layer="layout" svg:width="3.846cm" svg:height="1.039cm" svg:x="11.9cm" svg:y="13.2cm">
          <draw:text-box>
            <text:p text:style-name="P1"><text:span text:style-name="T2">Local Variables of the</text:span></text:p>
            <text:p text:style-name="P1"><text:span text:style-name="T2">CALLER function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6" draw:text-style-name="P5" draw:layer="layout" svg:width="1.484cm" svg:height="0.325cm" svg:x="1.22cm" svg:y="4.36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22cm" svg:y="4.035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221cm" svg:y="3.71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9cm" svg:height="0.325cm" svg:x="1.22cm" svg:y="3.396cm">
          <text:p text:style-name="P6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.212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213cm" svg:y="7.30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212cm" svg:y="6.98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211cm" svg:y="6.659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0.304cm" svg:y="0.201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.212cm" svg:y="6.33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.22cm" svg:y="6.013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.22cm" svg:y="5.683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.212cm" svg:y="5.337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213cm" svg:y="5.013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.213cm" svg:y="4.687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2.907cm" svg:y="4.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3.107cm" svg:y1="5.173cm" svg:x2="2.712cm" svg:y2="5.173cm">
            <text:p/>
          </draw:line>
        </draw:g>
        <draw:g>
          <draw:frame draw:style-name="gr20" draw:text-style-name="P10" draw:layer="layout" svg:width="0.883cm" svg:height="0.569cm" svg:x="2.913cm" svg:y="2.928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3.113cm" svg:y1="3.201cm" svg:x2="2.718cm" svg:y2="3.201cm">
            <text:p/>
          </draw:line>
        </draw:g>
        <draw:custom-shape draw:style-name="gr16" draw:text-style-name="P5" draw:layer="layout" svg:width="1.49cm" svg:height="0.325cm" svg:x="1.212cm" svg:y="3.07cm">
          <text:p text:style-name="P9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2cm" svg:y="4.359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2cm" svg:y="4.034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3cm" svg:y="3.709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9cm" svg:height="0.325cm" svg:x="5.812cm" svg:y="3.395cm">
          <text:p text:style-name="P6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5.804cm" svg:y="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805cm" svg:y="7.308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804cm" svg:y="6.983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5.803cm" svg:y="6.658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4.896cm" svg:y="0.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5.804cm" svg:y="6.337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5.812cm" svg:y="6.012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5.812cm" svg:y="5.682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5.804cm" svg:y="5.336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5.805cm" svg:y="5.01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5.805cm" svg:y="4.686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7.499cm" svg:y="4.89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7.699cm" svg:y1="5.172cm" svg:x2="7.304cm" svg:y2="5.172cm">
            <text:p/>
          </draw:line>
        </draw:g>
        <draw:g>
          <draw:frame draw:style-name="gr20" draw:text-style-name="P10" draw:layer="layout" svg:width="0.883cm" svg:height="0.569cm" svg:x="7.505cm" svg:y="3.327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7.705cm" svg:y1="3.6cm" svg:x2="7.31cm" svg:y2="3.6cm">
            <text:p/>
          </draw:line>
        </draw:g>
        <draw:custom-shape draw:style-name="gr17" draw:text-style-name="P1" draw:layer="layout" svg:width="1.498cm" svg:height="7.32cm" svg:x="9.805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9.806cm" svg:y="7.30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9.805cm" svg:y="6.98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9.804cm" svg:y="6.659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8.897cm" svg:y="0.201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9.805cm" svg:y="6.33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9.813cm" svg:y="6.013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485cm" svg:height="0.322cm" svg:x="9.813cm" svg:y="5.683cm">
          <text:p text:style-name="P11"><text:span text:style-name="T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9.805cm" svg:y="5.337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9.806cm" svg:y="5.013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9.806cm" svg:y="4.687cm">
          <text:p text:style-name="P5"><text:span text:style-name="T3">f = 2x1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11.5cm" svg:y="4.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1.7cm" svg:y1="5.173cm" svg:x2="11.305cm" svg:y2="5.173cm">
            <text:p/>
          </draw:line>
        </draw:g>
        <draw:g>
          <draw:frame draw:style-name="gr20" draw:text-style-name="P10" draw:layer="layout" svg:width="0.883cm" svg:height="0.569cm" svg:x="11.517cm" svg:y="4.6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1.717cm" svg:y1="4.873cm" svg:x2="11.322cm" svg:y2="4.873cm">
            <text:p/>
          </draw:line>
        </draw:g>
        <draw:line draw:style-name="gr23" draw:text-style-name="P1" draw:layer="layout" svg:x1="7.302cm" svg:y1="3.395cm" svg:x2="8cm" svg:y2="2.6cm">
          <text:p/>
        </draw:line>
        <draw:line draw:style-name="gr23" draw:text-style-name="P1" draw:layer="layout" svg:x1="7.302cm" svg:y1="4.19cm" svg:x2="8cm" svg:y2="4.19cm">
          <text:p/>
        </draw:line>
        <draw:line draw:style-name="gr23" draw:text-style-name="P1" draw:layer="layout" svg:x1="7.301cm" svg:y1="4.599cm" svg:x2="7.999cm" svg:y2="4.599cm">
          <text:p/>
        </draw:line>
        <draw:custom-shape draw:style-name="gr24" draw:text-style-name="P5" draw:layer="layout" svg:width="0.396cm" svg:height="0.405cm" svg:x="7.999cm" svg:y="4.395cm">
          <text:p text:style-name="P5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7.99cm" svg:y="3.956cm">
          <text:p text:style-name="P5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004cm" svg:y="2.4cm">
          <text:p text:style-name="P5"><text:span text:style-name="T3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14.806cm" svg:y="0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07cm" svg:y="7.3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06cm" svg:y="6.985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4.805cm" svg:y="6.66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3.898cm" svg:y="0.20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4.806cm" svg:y="6.339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4.814cm" svg:y="6.014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5cm" svg:height="0.322cm" svg:x="14.814cm" svg:y="5.684cm">
          <text:p text:style-name="P6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4.806cm" svg:y="5.338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16.499cm" svg:y="7.2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6.699cm" svg:y1="7.473cm" svg:x2="16.304cm" svg:y2="7.473cm">
            <text:p/>
          </draw:line>
        </draw:g>
        <draw:g>
          <draw:frame draw:style-name="gr20" draw:text-style-name="P10" draw:layer="layout" svg:width="0.883cm" svg:height="0.569cm" svg:x="16.501cm" svg:y="5.231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6.701cm" svg:y1="5.504cm" svg:x2="16.306cm" svg:y2="5.504cm">
            <text:p/>
          </draw:line>
        </draw:g>
        <draw:custom-shape draw:style-name="gr17" draw:text-style-name="P1" draw:layer="layout" svg:width="1.498cm" svg:height="7.32cm" svg:x="19.807cm" svg:y="0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8cm" svg:y="7.31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7cm" svg:y="6.98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806cm" svg:y="6.661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8.899cm" svg:y="0.203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9.807cm" svg:y="6.34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9.815cm" svg:y="6.015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5cm" svg:height="0.322cm" svg:x="19.815cm" svg:y="5.685cm">
          <text:p text:style-name="P6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21.5cm" svg:y="7.201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1.7cm" svg:y1="7.474cm" svg:x2="21.305cm" svg:y2="7.474cm">
            <text:p/>
          </draw:line>
        </draw:g>
        <draw:g>
          <draw:frame draw:style-name="gr20" draw:text-style-name="P10" draw:layer="layout" svg:width="0.883cm" svg:height="0.569cm" svg:x="21.508cm" svg:y="5.559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1.708cm" svg:y1="5.832cm" svg:x2="21.313cm" svg:y2="5.832cm">
            <text:p/>
          </draw:line>
        </draw:g>
        <draw:line draw:style-name="gr23" draw:text-style-name="P1" draw:layer="layout" svg:x1="21.305cm" svg:y1="5.696cm" svg:x2="22.003cm" svg:y2="4.901cm">
          <text:p/>
        </draw:line>
        <draw:line draw:style-name="gr23" draw:text-style-name="P1" draw:layer="layout" svg:x1="21.305cm" svg:y1="6.491cm" svg:x2="22.003cm" svg:y2="6.491cm">
          <text:p/>
        </draw:line>
        <draw:custom-shape draw:style-name="gr24" draw:text-style-name="P5" draw:layer="layout" svg:width="0.396cm" svg:height="0.405cm" svg:x="21.993cm" svg:y="6.395cm">
          <text:p text:style-name="P5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22.007cm" svg:y="4.701cm">
          <text:p text:style-name="P5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25.108cm" svg:y="0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109cm" svg:y="7.34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108cm" svg:y="7.01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498cm" svg:height="0.325cm" svg:x="25.107cm" svg:y="6.691cm">
          <text:p text:style-name="P12"><text:span text:style-name="T8">result = 2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24.2cm" svg:y="0.233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g>
          <draw:frame draw:style-name="gr20" draw:text-style-name="P10" draw:layer="layout" svg:width="0.896cm" svg:height="0.569cm" svg:x="26.801cm" svg:y="7.231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7.001cm" svg:y1="7.504cm" svg:x2="26.606cm" svg:y2="7.504cm">
            <text:p/>
          </draw:line>
        </draw:g>
        <draw:g>
          <draw:frame draw:style-name="gr20" draw:text-style-name="P10" draw:layer="layout" svg:width="0.883cm" svg:height="0.569cm" svg:x="26.814cm" svg:y="6.6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7.014cm" svg:y1="6.873cm" svg:x2="26.619cm" svg:y2="6.873cm">
            <text:p/>
          </draw:line>
        </draw:g>
        <draw:frame draw:style-name="gr25" draw:text-style-name="P13" draw:layer="layout" svg:width="3.584cm" svg:height="2.615cm" svg:x="0.4cm" svg:y="7.973cm">
          <draw:text-box>
            <text:p text:style-name="P13"><text:span text:style-name="T2">m) Just before the RET instruction, local variables are <text:s/>popped out and </text:span><text:span text:style-name="T9">BP </text:span><text:span text:style-name="T10"><text:s/>is reset to OLD BP 3</text:span></text:p>
          </draw:text-box>
        </draw:frame>
        <draw:frame draw:style-name="gr25" draw:text-style-name="P13" draw:layer="layout" svg:width="4.384cm" svg:height="2.615cm" svg:x="4.116cm" svg:y="7.879cm">
          <draw:text-box>
            <text:p text:style-name="P13"><text:span text:style-name="T2">n) The RET instruction obtains </text:span><text:span text:style-name="T9">return addr</text:span><text:span text:style-name="T10"> from the stack and transfers control back to this address. The return value is stored in R2.</text:span></text:p>
          </draw:text-box>
        </draw:frame>
        <draw:frame draw:style-name="gr25" draw:text-style-name="P13" draw:layer="layout" svg:width="4.384cm" svg:height="2.615cm" svg:x="8.416cm" svg:y="7.779cm">
          <draw:text-box>
            <text:p text:style-name="P13"><text:span text:style-name="T2">o) After popping out the </text:span><text:span text:style-name="T10">return value</text:span><text:span text:style-name="T10">, the argument and backed up registers. Value of </text:span><text:span text:style-name="T9">f </text:span><text:span text:style-name="T10">is computed. </text:span><text:span text:style-name="T9">return value </text:span><text:span text:style-name="T10">is stored as 2.</text:span></text:p>
          </draw:text-box>
        </draw:frame>
        <draw:frame draw:style-name="gr25" draw:text-style-name="P13" draw:layer="layout" svg:width="4.384cm" svg:height="2.221cm" svg:x="13.4cm" svg:y="7.8cm">
          <draw:text-box>
            <text:p text:style-name="P13"><text:span text:style-name="T2">p) Just before RET instruction in the callee. Local variables are popped and BP is reset to </text:span><text:span text:style-name="T9">Old BP 2</text:span></text:p>
          </draw:text-box>
        </draw:frame>
        <draw:frame draw:style-name="gr25" draw:text-style-name="P13" draw:layer="layout" svg:width="4.384cm" svg:height="1.827cm" svg:x="18.6cm" svg:y="7.779cm">
          <draw:text-box>
            <text:p text:style-name="P13"><text:span text:style-name="T2">q) </text:span><text:span text:style-name="T10">RET transfers control to the </text:span><text:span text:style-name="T9">return addr</text:span><text:span text:style-name="T10"> 150. The return value </text:span><text:span text:style-name="T9">2 </text:span><text:span text:style-name="T10">is stored in register R1. </text:span></text:p>
          </draw:text-box>
        </draw:frame>
        <draw:frame draw:style-name="gr25" draw:text-style-name="P13" draw:layer="layout" svg:width="4.2cm" svg:height="2.221cm" svg:x="23.6cm" svg:y="7.8cm">
          <draw:text-box>
            <text:p text:style-name="P13"><text:span text:style-name="T2">r) <text:s/>Result is computed. It is same as the </text:span><text:span text:style-name="T9">return value </text:span><text:span text:style-name="T10">of </text:span><text:span text:style-name="T9">fact()</text:span><text:span text:style-name="T9">. </text:span><text:span text:style-name="T10">It is then printed, and program exits.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7" draw:text-style-name="P1" draw:layer="layout" svg:width="1.498cm" svg:height="7.32cm" svg:x="14.781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5.777cm" svg:y="0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1.514cm" svg:y="0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1.319cm" svg:height="0.569cm" svg:x="3.223cm" svg:y="7.537cm">
          <draw:text-box>
            <text:p text:style-name="P10"><text:span text:style-name="T6">BP,SP</text:span></text:p>
          </draw:text-box>
        </draw:frame>
        <draw:line draw:style-name="gr21" draw:text-style-name="P1" draw:layer="layout" svg:x1="3.423cm" svg:y1="7.544cm" svg:x2="3.028cm" svg:y2="7.544cm">
          <text:p/>
        </draw:line>
        <draw:frame draw:style-name="gr27" draw:text-style-name="P10" draw:layer="layout" svg:width="1.399cm" svg:height="0.569cm" svg:x="7.533cm" svg:y="7.159cm">
          <draw:text-box>
            <text:p text:style-name="P10"><text:span text:style-name="T6">BP, SP</text:span></text:p>
          </draw:text-box>
        </draw:frame>
        <draw:line draw:style-name="gr21" draw:text-style-name="P1" draw:layer="layout" svg:x1="7.743cm" svg:y1="7.444cm" svg:x2="7.348cm" svg:y2="7.444cm">
          <text:p/>
        </draw:line>
        <draw:line draw:style-name="gr8" draw:text-style-name="P1" draw:layer="layout" svg:x1="5.788cm" svg:y1="7.336cm" svg:x2="7.275cm" svg:y2="7.336cm">
          <text:p/>
        </draw:line>
        <draw:custom-shape draw:style-name="gr18" draw:text-style-name="P5" draw:layer="layout" svg:width="1.498cm" svg:height="0.325cm" svg:x="5.777cm" svg:y="7.336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98cm" svg:height="7.32cm" svg:x="10.28cm" svg:y="0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0" draw:layer="layout" svg:width="0.896cm" svg:height="0.569cm" svg:x="12.036cm" svg:y="7.166cm">
          <draw:text-box>
            <text:p text:style-name="P10"><text:span text:style-name="T6">BP</text:span></text:p>
          </draw:text-box>
        </draw:frame>
        <draw:frame draw:style-name="gr27" draw:text-style-name="P10" draw:layer="layout" svg:width="0.883cm" svg:height="0.569cm" svg:x="11.99cm" svg:y="6.575cm">
          <draw:text-box>
            <text:p text:style-name="P10"><text:span text:style-name="T6">SP</text:span></text:p>
          </draw:text-box>
        </draw:frame>
        <draw:line draw:style-name="gr21" draw:text-style-name="P1" draw:layer="layout" svg:x1="12.246cm" svg:y1="7.451cm" svg:x2="11.851cm" svg:y2="7.451cm">
          <text:p/>
        </draw:line>
        <draw:line draw:style-name="gr21" draw:text-style-name="P1" draw:layer="layout" svg:x1="12.225cm" svg:y1="6.883cm" svg:x2="11.83cm" svg:y2="6.883cm">
          <text:p/>
        </draw:line>
        <draw:line draw:style-name="gr8" draw:text-style-name="P1" draw:layer="layout" svg:x1="10.291cm" svg:y1="7.343cm" svg:x2="11.778cm" svg:y2="7.343cm">
          <text:p/>
        </draw:line>
        <draw:custom-shape draw:style-name="gr28" draw:text-style-name="P1" draw:layer="layout" svg:width="1.498cm" svg:height="0.325cm" svg:x="10.28cm" svg:y="7.3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98cm" svg:height="0.325cm" svg:x="10.279cm" svg:y="7.0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0.278cm" svg:y="6.693cm">
          <text:p text:style-name="P14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9.371cm" svg:y="0.235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frame draw:style-name="gr19" draw:text-style-name="P8" draw:layer="layout" svg:width="1.129cm" svg:height="7.565cm" svg:x="4.849cm" svg:y="0.241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frame draw:style-name="gr19" draw:text-style-name="P8" draw:layer="layout" svg:width="1.129cm" svg:height="7.883cm" svg:x="0.603cm" svg:y="0.268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  <text:p text:style-name="P8"><text:span text:style-name="T3">1535</text:span></text:p>
          </draw:text-box>
        </draw:frame>
        <draw:line draw:style-name="gr29" draw:text-style-name="P1" draw:layer="layout" svg:x1="1.514cm" svg:y1="7.361cm" svg:x2="1.514cm" svg:y2="7.7cm">
          <text:p/>
        </draw:line>
        <draw:line draw:style-name="gr29" draw:text-style-name="P1" draw:layer="layout" svg:x1="3.022cm" svg:y1="7.361cm" svg:x2="3.022cm" svg:y2="7.7cm">
          <text:p/>
        </draw:line>
        <draw:line draw:style-name="gr8" draw:text-style-name="P1" draw:layer="layout" svg:x1="10.292cm" svg:y1="7.344cm" svg:x2="11.779cm" svg:y2="7.344cm">
          <text:p/>
        </draw:line>
        <draw:custom-shape draw:style-name="gr28" draw:text-style-name="P1" draw:layer="layout" svg:width="1.498cm" svg:height="0.325cm" svg:x="10.281cm" svg:y="7.3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498cm" svg:height="0.325cm" svg:x="10.28cm" svg:y="7.019cm">
          <text:p text:style-name="P5"><text:span text:style-name="T3">n</text:span></text:p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0.896cm" svg:height="0.569cm" svg:x="16.538cm" svg:y="7.168cm">
          <draw:text-box>
            <text:p text:style-name="P10"><text:span text:style-name="T6">BP</text:span></text:p>
          </draw:text-box>
        </draw:frame>
        <draw:frame draw:style-name="gr27" draw:text-style-name="P10" draw:layer="layout" svg:width="0.883cm" svg:height="0.569cm" svg:x="16.492cm" svg:y="6.577cm">
          <draw:text-box>
            <text:p text:style-name="P10"><text:span text:style-name="T6">SP</text:span></text:p>
          </draw:text-box>
        </draw:frame>
        <draw:line draw:style-name="gr21" draw:text-style-name="P1" draw:layer="layout" svg:x1="16.748cm" svg:y1="7.453cm" svg:x2="16.353cm" svg:y2="7.453cm">
          <text:p/>
        </draw:line>
        <draw:line draw:style-name="gr21" draw:text-style-name="P1" draw:layer="layout" svg:x1="16.727cm" svg:y1="6.885cm" svg:x2="16.332cm" svg:y2="6.885cm">
          <text:p/>
        </draw:line>
        <draw:line draw:style-name="gr8" draw:text-style-name="P1" draw:layer="layout" svg:x1="14.793cm" svg:y1="7.345cm" svg:x2="16.28cm" svg:y2="7.345cm">
          <text:p/>
        </draw:line>
        <draw:custom-shape draw:style-name="gr18" draw:text-style-name="P5" draw:layer="layout" svg:width="1.498cm" svg:height="0.325cm" svg:x="14.782cm" svg:y="7.345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4.781cm" svg:y="7.02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4.78cm" svg:y="6.695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3.873cm" svg:y="0.237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line draw:style-name="gr8" draw:text-style-name="P1" draw:layer="layout" svg:x1="10.291cm" svg:y1="7.343cm" svg:x2="11.778cm" svg:y2="7.343cm">
          <text:p/>
        </draw:line>
        <draw:custom-shape draw:style-name="gr28" draw:text-style-name="P1" draw:layer="layout" svg:width="1.498cm" svg:height="0.325cm" svg:x="10.28cm" svg:y="7.3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4.782cm" svg:y="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6.728cm" svg:y1="6.886cm" svg:x2="16.333cm" svg:y2="6.886cm">
          <text:p/>
        </draw:line>
        <draw:custom-shape draw:style-name="gr17" draw:text-style-name="P1" draw:layer="layout" svg:width="1.498cm" svg:height="7.32cm" svg:x="19.781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7" draw:text-style-name="P10" draw:layer="layout" svg:width="0.896cm" svg:height="0.569cm" svg:x="21.538cm" svg:y="7.168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1.748cm" svg:y1="7.453cm" svg:x2="21.353cm" svg:y2="7.453cm">
            <text:p/>
          </draw:line>
        </draw:g>
        <draw:g>
          <draw:frame draw:style-name="gr20" draw:text-style-name="P10" draw:layer="layout" svg:width="0.883cm" svg:height="0.569cm" svg:x="21.527cm" svg:y="5.612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1.727cm" svg:y1="5.885cm" svg:x2="21.332cm" svg:y2="5.885cm">
            <text:p/>
          </draw:line>
        </draw:g>
        <draw:line draw:style-name="gr8" draw:text-style-name="P1" draw:layer="layout" svg:x1="19.793cm" svg:y1="7.345cm" svg:x2="21.28cm" svg:y2="7.345cm">
          <text:p/>
        </draw:line>
        <draw:custom-shape draw:style-name="gr18" draw:text-style-name="P5" draw:layer="layout" svg:width="1.498cm" svg:height="0.325cm" svg:x="19.782cm" svg:y="7.345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781cm" svg:y="7.02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78cm" svg:y="6.695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8.873cm" svg:y="0.237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7" draw:text-style-name="P1" draw:layer="layout" svg:width="1.498cm" svg:height="7.32cm" svg:x="19.782cm" svg:y="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781cm" svg:y="6.374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78cm" svg:y="6.049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98cm" svg:height="0.325cm" svg:x="19.779cm" svg:y="5.722cm">
          <text:p text:style-name="P9"><text:span text:style-name="T5">return 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24.782cm" svg:y="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7" draw:text-style-name="P10" draw:layer="layout" svg:width="0.896cm" svg:height="0.569cm" svg:x="26.539cm" svg:y="7.16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6.749cm" svg:y1="7.454cm" svg:x2="26.354cm" svg:y2="7.454cm">
            <text:p/>
          </draw:line>
        </draw:g>
        <draw:g>
          <draw:frame draw:style-name="gr20" draw:text-style-name="P10" draw:layer="layout" svg:width="0.883cm" svg:height="0.569cm" svg:x="26.518cm" svg:y="5.273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6.718cm" svg:y1="5.546cm" svg:x2="26.323cm" svg:y2="5.546cm">
            <text:p/>
          </draw:line>
        </draw:g>
        <draw:line draw:style-name="gr8" draw:text-style-name="P1" draw:layer="layout" svg:x1="24.794cm" svg:y1="7.346cm" svg:x2="26.281cm" svg:y2="7.346cm">
          <text:p/>
        </draw:line>
        <draw:custom-shape draw:style-name="gr18" draw:text-style-name="P5" draw:layer="layout" svg:width="1.498cm" svg:height="0.325cm" svg:x="24.783cm" svg:y="7.346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4.782cm" svg:y="7.021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4.781cm" svg:y="6.696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23.874cm" svg:y="0.238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7" draw:text-style-name="P1" draw:layer="layout" svg:width="1.498cm" svg:height="7.32cm" svg:x="24.783cm" svg:y="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4.782cm" svg:y="6.375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4.781cm" svg:y="6.05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4.78cm" svg:y="5.7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98cm" svg:height="0.325cm" svg:x="24.779cm" svg:y="5.396cm">
          <text:p text:style-name="P9"><text:span text:style-name="T5">return addr 15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0.287cm" svg:y="7.343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.508cm" svg:y="11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1.399cm" svg:height="0.569cm" svg:x="3.344cm" svg:y="15.97cm">
            <draw:text-box>
              <text:p text:style-name="P10"><text:span text:style-name="T6">BP, SP</text:span></text:p>
            </draw:text-box>
          </draw:frame>
          <draw:line draw:style-name="gr21" draw:text-style-name="P1" draw:layer="layout" svg:x1="3.544cm" svg:y1="16.243cm" svg:x2="3.149cm" svg:y2="16.243cm">
            <text:p/>
          </draw:line>
        </draw:g>
        <draw:line draw:style-name="gr8" draw:text-style-name="P1" draw:layer="layout" svg:x1="1.52cm" svg:y1="18.343cm" svg:x2="3.007cm" svg:y2="18.343cm">
          <text:p/>
        </draw:line>
        <draw:custom-shape draw:style-name="gr18" draw:text-style-name="P5" draw:layer="layout" svg:width="1.498cm" svg:height="0.325cm" svg:x="1.509cm" svg:y="18.343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508cm" svg:y="18.018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507cm" svg:y="17.693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0.6cm" svg:y="11.235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7" draw:text-style-name="P1" draw:layer="layout" svg:width="1.498cm" svg:height="7.32cm" svg:x="1.509cm" svg:y="1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08cm" svg:y="17.372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507cm" svg:y="17.047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498cm" svg:height="0.325cm" svg:x="1.506cm" svg:y="16.72cm">
          <text:p text:style-name="P15"><text:span text:style-name="T5">return 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98cm" svg:height="0.325cm" svg:x="1.505cm" svg:y="16.393cm">
          <text:p text:style-name="P9"><text:span text:style-name="T5">return addr 15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.509cm" svg:y="16.07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5.908cm" svg:y="11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7.625cm" svg:y="15.918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7.825cm" svg:y1="16.191cm" svg:x2="7.43cm" svg:y2="16.191cm">
            <text:p/>
          </draw:line>
        </draw:g>
        <draw:custom-shape draw:style-name="gr18" draw:text-style-name="P5" draw:layer="layout" svg:width="1.498cm" svg:height="0.325cm" svg:x="5.909cm" svg:y="18.308cm">
          <text:p text:style-name="P14"><text:span text:style-name="T3">Old B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5.908cm" svg:y="17.983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5.907cm" svg:y="17.658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5cm" svg:y="11.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5.908cm" svg:y="17.337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5.907cm" svg:y="17.012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498cm" svg:height="0.325cm" svg:x="5.906cm" svg:y="16.685cm">
          <text:p text:style-name="P16"><text:span text:style-name="T11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5.908cm" svg:y="16.336cm">
          <text:p text:style-name="P9"><text:span text:style-name="T5">return addr 15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5.909cm" svg:y="16.01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5.909cm" svg:y="15.686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83cm" svg:height="0.569cm" svg:x="26.518cm" svg:y="5.274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6.718cm" svg:y1="5.547cm" svg:x2="26.323cm" svg:y2="5.547cm">
            <text:p/>
          </draw:line>
        </draw:g>
        <draw:g>
          <draw:frame draw:style-name="gr20" draw:text-style-name="P10" draw:layer="layout" svg:width="0.883cm" svg:height="0.569cm" svg:x="7.633cm" svg:y="15.589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7.833cm" svg:y1="15.862cm" svg:x2="7.438cm" svg:y2="15.862cm">
            <text:p/>
          </draw:line>
        </draw:g>
        <draw:frame draw:style-name="gr2" draw:text-style-name="P17" draw:layer="layout" svg:width="4.769cm" svg:height="0.962cm" svg:x="12.16cm" svg:y="18.789cm">
          <draw:text-box>
            <text:p text:style-name="P17"><text:s text:c="24"/></text:p>
          </draw:text-box>
        </draw:frame>
        <draw:custom-shape draw:style-name="gr16" draw:text-style-name="P5" draw:layer="layout" svg:width="1.484cm" svg:height="0.325cm" svg:x="10.108cm" svg:y="15.359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0.108cm" svg:y="15.034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0.109cm" svg:y="14.709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9cm" svg:height="0.325cm" svg:x="10.108cm" svg:y="14.395cm">
          <text:p text:style-name="P15"><text:span text:style-name="T5">return 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0.1cm" svg:y="11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01cm" svg:y="18.308cm">
          <text:p text:style-name="P14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cm" svg:y="17.983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0.099cm" svg:y="17.658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9.192cm" svg:y="11.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0.1cm" svg:y="17.337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0.108cm" svg:y="17.012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0.108cm" svg:y="16.682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0.1cm" svg:y="16.336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01cm" svg:y="16.01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0.101cm" svg:y="15.686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11.801cm" svg:y="15.92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2.001cm" svg:y1="16.202cm" svg:x2="11.606cm" svg:y2="16.202cm">
            <text:p/>
          </draw:line>
        </draw:g>
        <draw:g>
          <draw:frame draw:style-name="gr20" draw:text-style-name="P10" draw:layer="layout" svg:width="0.883cm" svg:height="0.569cm" svg:x="11.802cm" svg:y="14.331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2.002cm" svg:y1="14.604cm" svg:x2="11.607cm" svg:y2="14.604cm">
            <text:p/>
          </draw:line>
        </draw:g>
        <draw:custom-shape draw:style-name="gr16" draw:text-style-name="P5" draw:layer="layout" svg:width="1.484cm" svg:height="0.325cm" svg:x="14.832cm" svg:y="15.345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4.832cm" svg:y="15.02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4.833cm" svg:y="14.695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9cm" svg:height="0.325cm" svg:x="14.832cm" svg:y="14.381cm">
          <text:p text:style-name="P15"><text:span text:style-name="T5">return 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4.824cm" svg:y="11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25cm" svg:y="18.294cm">
          <text:p text:style-name="P14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24cm" svg:y="17.969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4.823cm" svg:y="17.644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3.916cm" svg:y="11.186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4.824cm" svg:y="17.323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4.832cm" svg:y="16.998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4.832cm" svg:y="16.668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4.824cm" svg:y="16.322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4.825cm" svg:y="15.998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4.825cm" svg:y="15.672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16.525cm" svg:y="15.915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6.725cm" svg:y1="16.188cm" svg:x2="16.33cm" svg:y2="16.188cm">
            <text:p/>
          </draw:line>
        </draw:g>
        <draw:g>
          <draw:frame draw:style-name="gr20" draw:text-style-name="P10" draw:layer="layout" svg:width="0.883cm" svg:height="0.569cm" svg:x="16.526cm" svg:y="13.964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6.726cm" svg:y1="14.237cm" svg:x2="16.331cm" svg:y2="14.237cm">
            <text:p/>
          </draw:line>
        </draw:g>
        <draw:custom-shape draw:style-name="gr16" draw:text-style-name="P15" draw:layer="layout" svg:width="1.49cm" svg:height="0.325cm" svg:x="14.824cm" svg:y="14.055cm">
          <text:p text:style-name="P15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9.816cm" svg:y="15.294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9.816cm" svg:y="14.969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9.817cm" svg:y="14.644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9cm" svg:height="0.325cm" svg:x="19.816cm" svg:y="14.33cm">
          <text:p text:style-name="P15"><text:span text:style-name="T5">return 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9.808cm" svg:y="11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9cm" svg:y="18.243cm">
          <text:p text:style-name="P14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8cm" svg:y="17.918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807cm" svg:y="17.593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8.9cm" svg:y="11.135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9.808cm" svg:y="17.272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9.816cm" svg:y="16.947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9.816cm" svg:y="16.617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9.808cm" svg:y="16.271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9.809cm" svg:y="15.947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9.809cm" svg:y="15.621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21.501cm" svg:y="13.58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1.701cm" svg:y1="13.862cm" svg:x2="21.306cm" svg:y2="13.862cm">
            <text:p/>
          </draw:line>
        </draw:g>
        <draw:g>
          <draw:frame draw:style-name="gr20" draw:text-style-name="P10" draw:layer="layout" svg:width="0.883cm" svg:height="0.569cm" svg:x="21.509cm" svg:y="13.231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1.709cm" svg:y1="13.504cm" svg:x2="21.314cm" svg:y2="13.504cm">
            <text:p/>
          </draw:line>
        </draw:g>
        <draw:custom-shape draw:style-name="gr16" draw:text-style-name="P15" draw:layer="layout" svg:width="1.49cm" svg:height="0.325cm" svg:x="19.808cm" svg:y="14.004cm">
          <text:p text:style-name="P15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498cm" svg:height="0.325cm" svg:x="19.8cm" svg:y="13.679cm">
          <text:p text:style-name="P5"><text:span text:style-name="T3">Old BP 3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498cm" svg:height="0.325cm" svg:x="19.8cm" svg:y="13.353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25.219cm" svg:y="15.359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25.219cm" svg:y="15.034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25.22cm" svg:y="14.709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25.211cm" svg:y="11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212cm" svg:y="18.308cm">
          <text:p text:style-name="P14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211cm" svg:y="17.983cm">
          <text:p text:style-name="P14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5.21cm" svg:y="17.658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24.303cm" svg:y="11.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25.211cm" svg:y="17.337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25.219cm" svg:y="17.012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25.219cm" svg:y="16.682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25.211cm" svg:y="16.336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25.212cm" svg:y="16.01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25.212cm" svg:y="15.686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26.904cm" svg:y="13.654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7.104cm" svg:y1="13.927cm" svg:x2="26.709cm" svg:y2="13.927cm">
            <text:p/>
          </draw:line>
        </draw:g>
        <draw:g>
          <draw:frame draw:style-name="gr20" draw:text-style-name="P10" draw:layer="layout" svg:width="0.883cm" svg:height="0.569cm" svg:x="26.912cm" svg:y="13.296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7.112cm" svg:y1="13.569cm" svg:x2="26.717cm" svg:y2="13.569cm">
            <text:p/>
          </draw:line>
        </draw:g>
        <draw:custom-shape draw:style-name="gr16" draw:text-style-name="P15" draw:layer="layout" svg:width="1.49cm" svg:height="0.325cm" svg:x="25.211cm" svg:y="14.069cm">
          <text:p text:style-name="P15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498cm" svg:height="0.325cm" svg:x="25.203cm" svg:y="13.744cm">
          <text:p text:style-name="P5"><text:span text:style-name="T3">Old BP 3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498cm" svg:height="0.325cm" svg:x="25.203cm" svg:y="13.418cm">
          <text:p text:style-name="P5"><text:span text:style-name="T3">f = 1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3.6cm" svg:height="1.039cm" svg:x="0.716cm" svg:y="7.961cm">
          <draw:text-box>
            <text:p text:style-name="P13"><text:span text:style-name="T2">a) BP and SP are initialized as 1535.</text:span></text:p>
          </draw:text-box>
        </draw:frame>
        <draw:frame draw:style-name="gr25" draw:text-style-name="P13" draw:layer="layout" svg:width="4.184cm" svg:height="2.615cm" svg:x="4.716cm" svg:y="7.862cm">
          <draw:text-box>
            <text:p text:style-name="P13"><text:span text:style-name="T2">b) BP is pushed to the stack and BP now points to SP. This shows the starting of activation record of </text:span><text:span text:style-name="T9">main()</text:span></text:p>
          </draw:text-box>
        </draw:frame>
        <draw:frame draw:style-name="gr25" draw:text-style-name="P13" draw:layer="layout" svg:width="4.184cm" svg:height="1.827cm" svg:x="9.116cm" svg:y="7.863cm">
          <draw:text-box>
            <text:p text:style-name="P13"><text:span text:style-name="T2">c) Space for local variables </text:span><text:span text:style-name="T9">n </text:span><text:span text:style-name="T10">and </text:span><text:span text:style-name="T9">result </text:span><text:span text:style-name="T2">of <text:s/></text:span><text:span text:style-name="T9">main() </text:span><text:span text:style-name="T10">are allocated in the stack.</text:span></text:p>
          </draw:text-box>
        </draw:frame>
        <draw:frame draw:style-name="gr25" draw:text-style-name="P13" draw:layer="layout" svg:width="4.184cm" svg:height="2.221cm" svg:x="13.716cm" svg:y="7.864cm">
          <draw:text-box>
            <text:p text:style-name="P13"><text:span text:style-name="T2">d) The value of n is taken as input from the user and stored in the stack. (Assumed to be </text:span><text:span text:style-name="T9">2</text:span><text:span text:style-name="T2">)</text:span></text:p>
          </draw:text-box>
        </draw:frame>
        <draw:frame draw:style-name="gr25" draw:text-style-name="P13" draw:layer="layout" svg:width="3.684cm" svg:height="2.615cm" svg:x="18.856cm" svg:y="7.753cm">
          <draw:text-box>
            <text:p text:style-name="P13"><text:span text:style-name="T2">e) Just before CALL instruction, registers and arguments are pushed. Space for </text:span><text:span text:style-name="T9">return value</text:span><text:span text:style-name="T10"> is allocated.</text:span></text:p>
          </draw:text-box>
        </draw:frame>
        <draw:frame draw:style-name="gr25" draw:text-style-name="P13" draw:layer="layout" svg:width="3.544cm" svg:height="2.221cm" svg:x="23.656cm" svg:y="7.754cm">
          <draw:text-box>
            <text:p text:style-name="P13"><text:span text:style-name="T2">f) CALL instruction pushes the return address of the next instruction </text:span><text:span text:style-name="T9">150 </text:span><text:span text:style-name="T10">to the stack.</text:span></text:p>
          </draw:text-box>
        </draw:frame>
        <draw:frame draw:style-name="gr25" draw:text-style-name="P13" draw:layer="layout" svg:width="4.544cm" svg:height="1.827cm" svg:x="0.256cm" svg:y="18.779cm">
          <draw:text-box>
            <text:p text:style-name="P13"><text:span text:style-name="T2">g) Control is transferred to </text:span><text:span text:style-name="T9">fact().</text:span><text:span text:style-name="T10"> Old value of BP is backed up. Starting the activation record of </text:span><text:span text:style-name="T9">fact().</text:span></text:p>
          </draw:text-box>
        </draw:frame>
        <draw:frame draw:style-name="gr25" draw:text-style-name="P13" draw:layer="layout" svg:width="3.4cm" svg:height="1.827cm" svg:x="5cm" svg:y="18.8cm">
          <draw:text-box>
            <text:p text:style-name="P13"><text:span text:style-name="T2">h) Space for the local variable </text:span><text:span text:style-name="T9">f </text:span><text:span text:style-name="T10">of </text:span><text:span text:style-name="T9">fact()</text:span><text:span text:style-name="T10"> is allocated in the stack.</text:span></text:p>
          </draw:text-box>
        </draw:frame>
        <draw:frame draw:style-name="gr25" draw:text-style-name="P13" draw:layer="layout" svg:width="5cm" svg:height="2.221cm" svg:x="8.4cm" svg:y="18.773cm">
          <draw:text-box>
            <text:p text:style-name="P13"><text:span text:style-name="T2">i) Just before the recursive call to </text:span><text:span text:style-name="T9">fact().</text:span><text:span text:style-name="T10"> Used registers and Argument </text:span><text:span text:style-name="T9">n-1 </text:span><text:span text:style-name="T10">is pushed, and space for return value is allocated.</text:span></text:p>
          </draw:text-box>
        </draw:frame>
        <draw:frame draw:style-name="gr25" draw:text-style-name="P13" draw:layer="layout" svg:width="4cm" svg:height="2.221cm" svg:x="13.8cm" svg:y="18.7cm">
          <draw:text-box>
            <text:p text:style-name="P13"><text:span text:style-name="T2">j) CALL pushes the return address 76 to the stack and transfers control to </text:span><text:span text:style-name="T9">fact().</text:span><text:span text:style-name="T2">.</text:span></text:p>
          </draw:text-box>
        </draw:frame>
        <draw:frame draw:style-name="gr25" draw:text-style-name="P13" draw:layer="layout" svg:width="4.5cm" svg:height="2.221cm" svg:x="18.2cm" svg:y="18.7cm">
          <draw:text-box>
            <text:p text:style-name="P13"><text:span text:style-name="T2">k) Control is transferred to </text:span><text:span text:style-name="T9">fact()</text:span><text:span text:style-name="T10"> again. Old value of BP is backed up. Space for local variable </text:span><text:span text:style-name="T9">f </text:span><text:span text:style-name="T10">allocated.</text:span></text:p>
          </draw:text-box>
        </draw:frame>
        <draw:frame draw:style-name="gr25" draw:text-style-name="P13" draw:layer="layout" svg:width="4cm" svg:height="2.221cm" svg:x="13.8cm" svg:y="18.701cm">
          <draw:text-box>
            <text:p text:style-name="P13"><text:span text:style-name="T2">j) CALL pushes the return address 76 to the stack and transfers control to </text:span><text:span text:style-name="T9">fact().</text:span><text:span text:style-name="T2">.</text:span></text:p>
          </draw:text-box>
        </draw:frame>
        <draw:frame draw:style-name="gr25" draw:text-style-name="P13" draw:layer="layout" svg:width="4.5cm" svg:height="1.827cm" svg:x="23.6cm" svg:y="18.779cm">
          <draw:text-box>
            <text:p text:style-name="P13"><text:span text:style-name="T2">l) Gets into the </text:span><text:span text:style-name="T10">if condition (base case) and sets </text:span><text:span text:style-name="T9">f = 1. </text:span><text:span text:style-name="T10">Stores </text:span><text:span text:style-name="T9">return value</text:span><text:span text:style-name="T10"> <text:s/>with 1.</text:span><text:span text:style-name="T2"> </text:span></text:p>
          </draw:text-box>
        </draw:frame>
        <draw:custom-shape draw:style-name="gr33" draw:text-style-name="P18" draw:layer="layout" svg:width="1.49cm" svg:height="0.325cm" svg:x="25.206cm" svg:y="14.382cm">
          <text:p text:style-name="P18"><text:span text:style-name="T7">return value <text:s/>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526cm" svg:y="25.8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526cm" svg:y="25.475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527cm" svg:y="25.15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9cm" svg:height="0.325cm" svg:x="1.526cm" svg:y="24.836cm">
          <text:p text:style-name="P6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.518cm" svg:y="21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19cm" svg:y="28.74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18cm" svg:y="28.42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517cm" svg:y="28.099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0.61cm" svg:y="21.641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.518cm" svg:y="27.77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.526cm" svg:y="27.453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.526cm" svg:y="27.123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.518cm" svg:y="26.777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519cm" svg:y="26.453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.519cm" svg:y="26.127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3.213cm" svg:y="26.34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3.413cm" svg:y1="26.613cm" svg:x2="3.018cm" svg:y2="26.613cm">
            <text:p/>
          </draw:line>
        </draw:g>
        <draw:g>
          <draw:frame draw:style-name="gr20" draw:text-style-name="P10" draw:layer="layout" svg:width="0.883cm" svg:height="0.569cm" svg:x="3.219cm" svg:y="24.368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3.419cm" svg:y1="24.641cm" svg:x2="3.024cm" svg:y2="24.641cm">
            <text:p/>
          </draw:line>
        </draw:g>
        <draw:custom-shape draw:style-name="gr16" draw:text-style-name="P5" draw:layer="layout" svg:width="1.49cm" svg:height="0.325cm" svg:x="1.518cm" svg:y="24.51cm">
          <text:p text:style-name="P9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6.118cm" svg:y="25.799cm">
          <text:p text:style-name="P5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6.118cm" svg:y="25.474cm">
          <text:p text:style-name="P5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6.119cm" svg:y="25.149cm">
          <text:p text:style-name="P5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9cm" svg:height="0.325cm" svg:x="6.118cm" svg:y="24.835cm">
          <text:p text:style-name="P6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6.11cm" svg:y="21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6.111cm" svg:y="28.748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6.11cm" svg:y="28.423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6.109cm" svg:y="28.098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5.202cm" svg:y="21.64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6.11cm" svg:y="27.777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6.118cm" svg:y="27.452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6.118cm" svg:y="27.122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6.11cm" svg:y="26.776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6.111cm" svg:y="26.452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6.111cm" svg:y="26.126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7.805cm" svg:y="26.339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8.005cm" svg:y1="26.612cm" svg:x2="7.61cm" svg:y2="26.612cm">
            <text:p/>
          </draw:line>
        </draw:g>
        <draw:g>
          <draw:frame draw:style-name="gr20" draw:text-style-name="P10" draw:layer="layout" svg:width="0.883cm" svg:height="0.569cm" svg:x="7.811cm" svg:y="24.767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8.011cm" svg:y1="25.04cm" svg:x2="7.616cm" svg:y2="25.04cm">
            <text:p/>
          </draw:line>
        </draw:g>
        <draw:custom-shape draw:style-name="gr17" draw:text-style-name="P1" draw:layer="layout" svg:width="1.498cm" svg:height="7.32cm" svg:x="10.111cm" svg:y="21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12cm" svg:y="28.74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11cm" svg:y="28.42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0.11cm" svg:y="28.099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9.203cm" svg:y="21.641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0.111cm" svg:y="27.77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0.119cm" svg:y="27.453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485cm" svg:height="0.322cm" svg:x="10.119cm" svg:y="27.123cm">
          <text:p text:style-name="P11"><text:span text:style-name="T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0.111cm" svg:y="26.777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12cm" svg:y="26.453cm">
          <text:p text:style-name="P5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0.112cm" svg:y="26.127cm">
          <text:p text:style-name="P5"><text:span text:style-name="T3">f = 2x1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11.806cm" svg:y="26.34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2.006cm" svg:y1="26.613cm" svg:x2="11.611cm" svg:y2="26.613cm">
            <text:p/>
          </draw:line>
        </draw:g>
        <draw:g>
          <draw:frame draw:style-name="gr20" draw:text-style-name="P10" draw:layer="layout" svg:width="0.883cm" svg:height="0.569cm" svg:x="11.823cm" svg:y="26.04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2.023cm" svg:y1="26.313cm" svg:x2="11.628cm" svg:y2="26.313cm">
            <text:p/>
          </draw:line>
        </draw:g>
        <draw:line draw:style-name="gr23" draw:text-style-name="P1" draw:layer="layout" svg:x1="7.608cm" svg:y1="24.835cm" svg:x2="8.306cm" svg:y2="24.04cm">
          <text:p/>
        </draw:line>
        <draw:line draw:style-name="gr23" draw:text-style-name="P1" draw:layer="layout" svg:x1="7.608cm" svg:y1="25.63cm" svg:x2="8.306cm" svg:y2="25.63cm">
          <text:p/>
        </draw:line>
        <draw:line draw:style-name="gr23" draw:text-style-name="P1" draw:layer="layout" svg:x1="7.607cm" svg:y1="26.039cm" svg:x2="8.305cm" svg:y2="26.039cm">
          <text:p/>
        </draw:line>
        <draw:custom-shape draw:style-name="gr24" draw:text-style-name="P5" draw:layer="layout" svg:width="0.396cm" svg:height="0.405cm" svg:x="8.305cm" svg:y="25.835cm">
          <text:p text:style-name="P5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296cm" svg:y="25.396cm">
          <text:p text:style-name="P5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31cm" svg:y="23.84cm">
          <text:p text:style-name="P5"><text:span text:style-name="T3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15.112cm" svg:y="2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5.113cm" svg:y="28.75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5.112cm" svg:y="28.425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5.111cm" svg:y="28.1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4.204cm" svg:y="21.642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15.112cm" svg:y="27.779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5.12cm" svg:y="27.454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5cm" svg:height="0.322cm" svg:x="15.12cm" svg:y="27.124cm">
          <text:p text:style-name="P6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5.112cm" svg:y="26.778cm">
          <text:p text:style-name="P9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16.805cm" svg:y="28.64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17.005cm" svg:y1="28.913cm" svg:x2="16.61cm" svg:y2="28.913cm">
            <text:p/>
          </draw:line>
        </draw:g>
        <draw:g>
          <draw:frame draw:style-name="gr20" draw:text-style-name="P10" draw:layer="layout" svg:width="0.883cm" svg:height="0.569cm" svg:x="16.807cm" svg:y="26.671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17.007cm" svg:y1="26.944cm" svg:x2="16.612cm" svg:y2="26.944cm">
            <text:p/>
          </draw:line>
        </draw:g>
        <draw:custom-shape draw:style-name="gr17" draw:text-style-name="P1" draw:layer="layout" svg:width="1.498cm" svg:height="7.32cm" svg:x="20.113cm" svg:y="21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0.114cm" svg:y="28.75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0.113cm" svg:y="28.42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20.112cm" svg:y="28.101cm">
          <text:p text:style-name="P5">result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9.205cm" svg:y="21.643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custom-shape draw:style-name="gr18" draw:text-style-name="P5" draw:layer="layout" svg:width="1.498cm" svg:height="0.325cm" svg:x="20.113cm" svg:y="27.7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20.121cm" svg:y="27.455cm">
          <text:p text:style-name="P5">Arg = 2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5cm" svg:height="0.322cm" svg:x="20.121cm" svg:y="27.125cm">
          <text:p text:style-name="P6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21.806cm" svg:y="28.641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2.006cm" svg:y1="28.914cm" svg:x2="21.611cm" svg:y2="28.914cm">
            <text:p/>
          </draw:line>
        </draw:g>
        <draw:g>
          <draw:frame draw:style-name="gr20" draw:text-style-name="P10" draw:layer="layout" svg:width="0.883cm" svg:height="0.569cm" svg:x="21.814cm" svg:y="26.999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2.014cm" svg:y1="27.272cm" svg:x2="21.619cm" svg:y2="27.272cm">
            <text:p/>
          </draw:line>
        </draw:g>
        <draw:line draw:style-name="gr23" draw:text-style-name="P1" draw:layer="layout" svg:x1="21.611cm" svg:y1="27.136cm" svg:x2="22.309cm" svg:y2="26.341cm">
          <text:p/>
        </draw:line>
        <draw:line draw:style-name="gr23" draw:text-style-name="P1" draw:layer="layout" svg:x1="21.611cm" svg:y1="27.931cm" svg:x2="22.309cm" svg:y2="27.931cm">
          <text:p/>
        </draw:line>
        <draw:custom-shape draw:style-name="gr24" draw:text-style-name="P5" draw:layer="layout" svg:width="0.396cm" svg:height="0.405cm" svg:x="22.299cm" svg:y="27.835cm">
          <text:p text:style-name="P5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22.313cm" svg:y="26.141cm">
          <text:p text:style-name="P5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25.414cm" svg:y="21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415cm" svg:y="28.78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414cm" svg:y="28.45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498cm" svg:height="0.325cm" svg:x="25.413cm" svg:y="28.131cm">
          <text:p text:style-name="P12"><text:span text:style-name="T8">result = 2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24.506cm" svg:y="21.673cm">
          <draw:text-box>
            <text:p text:style-name="P8"><text:span text:style-name="T3">2047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1536</text:span></text:p>
          </draw:text-box>
        </draw:frame>
        <draw:g>
          <draw:frame draw:style-name="gr20" draw:text-style-name="P10" draw:layer="layout" svg:width="0.896cm" svg:height="0.569cm" svg:x="27.107cm" svg:y="28.671cm">
            <draw:text-box>
              <text:p text:style-name="P10"><text:span text:style-name="T6">BP</text:span></text:p>
            </draw:text-box>
          </draw:frame>
          <draw:line draw:style-name="gr21" draw:text-style-name="P1" draw:layer="layout" svg:x1="27.307cm" svg:y1="28.944cm" svg:x2="26.912cm" svg:y2="28.944cm">
            <text:p/>
          </draw:line>
        </draw:g>
        <draw:g>
          <draw:frame draw:style-name="gr20" draw:text-style-name="P10" draw:layer="layout" svg:width="0.883cm" svg:height="0.569cm" svg:x="27.12cm" svg:y="28.04cm">
            <draw:text-box>
              <text:p text:style-name="P10"><text:span text:style-name="T6">SP</text:span></text:p>
            </draw:text-box>
          </draw:frame>
          <draw:line draw:style-name="gr21" draw:text-style-name="P1" draw:layer="layout" svg:x1="27.32cm" svg:y1="28.313cm" svg:x2="26.925cm" svg:y2="28.313cm">
            <text:p/>
          </draw:line>
        </draw:g>
        <draw:frame draw:style-name="gr25" draw:text-style-name="P13" draw:layer="layout" svg:width="3.584cm" svg:height="2.615cm" svg:x="0.706cm" svg:y="29.413cm">
          <draw:text-box>
            <text:p text:style-name="P13"><text:span text:style-name="T2">m) Just before the RET instruction, local variables are <text:s/>popped out and </text:span><text:span text:style-name="T9">BP </text:span><text:span text:style-name="T10"><text:s/>is reset to OLD BP 3</text:span></text:p>
          </draw:text-box>
        </draw:frame>
        <draw:frame draw:style-name="gr25" draw:text-style-name="P13" draw:layer="layout" svg:width="4.384cm" svg:height="2.615cm" svg:x="4.422cm" svg:y="29.319cm">
          <draw:text-box>
            <text:p text:style-name="P13"><text:span text:style-name="T2">n) The RET instruction obtains </text:span><text:span text:style-name="T9">return addr</text:span><text:span text:style-name="T10"> from the stack and transfers control back to this address. The return value is stored in R2.</text:span></text:p>
          </draw:text-box>
        </draw:frame>
        <draw:frame draw:style-name="gr25" draw:text-style-name="P13" draw:layer="layout" svg:width="4.384cm" svg:height="2.615cm" svg:x="8.722cm" svg:y="29.219cm">
          <draw:text-box>
            <text:p text:style-name="P13"><text:span text:style-name="T2">o) After popping out the </text:span><text:span text:style-name="T10">return value</text:span><text:span text:style-name="T10">, the argument and backed up registers. Value of </text:span><text:span text:style-name="T9">f </text:span><text:span text:style-name="T10">is computed. </text:span><text:span text:style-name="T9">return value </text:span><text:span text:style-name="T10">is stored as 2.</text:span></text:p>
          </draw:text-box>
        </draw:frame>
        <draw:frame draw:style-name="gr25" draw:text-style-name="P13" draw:layer="layout" svg:width="4.384cm" svg:height="2.221cm" svg:x="13.706cm" svg:y="29.24cm">
          <draw:text-box>
            <text:p text:style-name="P13"><text:span text:style-name="T2">p) Just before RET instruction in the callee. Local variables are popped and BP is reset to </text:span><text:span text:style-name="T9">Old BP 2</text:span></text:p>
          </draw:text-box>
        </draw:frame>
        <draw:frame draw:style-name="gr25" draw:text-style-name="P13" draw:layer="layout" svg:width="4.384cm" svg:height="1.827cm" svg:x="18.906cm" svg:y="29.219cm">
          <draw:text-box>
            <text:p text:style-name="P13"><text:span text:style-name="T2">q) </text:span><text:span text:style-name="T10">RET transfers control to the </text:span><text:span text:style-name="T9">return addr</text:span><text:span text:style-name="T10"> 150. The return value </text:span><text:span text:style-name="T9">2 </text:span><text:span text:style-name="T10">is stored in register R1. </text:span></text:p>
          </draw:text-box>
        </draw:frame>
        <draw:frame draw:style-name="gr25" draw:text-style-name="P13" draw:layer="layout" svg:width="4.2cm" svg:height="2.221cm" svg:x="23.906cm" svg:y="29.24cm">
          <draw:text-box>
            <text:p text:style-name="P13"><text:span text:style-name="T2">r) <text:s/>Result is computed. It is same as the </text:span><text:span text:style-name="T9">return value </text:span><text:span text:style-name="T10">of </text:span><text:span text:style-name="T9">fact()</text:span><text:span text:style-name="T9">. </text:span><text:span text:style-name="T10">It is then printed, and program exits.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3-25T11:29:44</dc:date>
    <meta:editing-duration>PT3H26M1S</meta:editing-duration>
    <meta:editing-cycles>26</meta:editing-cycles>
    <meta:generator>LibreOffice/3.5$Linux_X86_64 LibreOffice_project/350m1$Build-2</meta:generator>
    <dc:creator>Vivek Kallampally</dc:creator>
    <meta:document-statistic meta:object-count="499"/>
  </office:meta>
</office:document-meta>
</file>